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4" calcext:value-type="float">
            <text:p>0.104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88.68" calcext:value-type="float">
            <text:p>888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76" calcext:value-type="float">
            <text:p>0.6776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.18" calcext:value-type="float">
            <text:p>3.1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74" calcext:value-type="float">
            <text:p>901.7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01" calcext:value-type="float">
            <text:p>0.6701</text:p>
          </table:table-cell>
          <table:table-cell table:style-name="ce2" office:value-type="float" office:value="2156.13" calcext:value-type="float">
            <text:p>215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98" calcext:value-type="float">
            <text:p>2.9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2.61" calcext:value-type="float">
            <text:p>902.6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" calcext:value-type="float">
            <text:p>0.671</text:p>
          </table:table-cell>
          <table:table-cell table:style-name="ce2" office:value-type="float" office:value="9.602" calcext:value-type="float">
            <text:p>9.6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383" calcext:value-type="float">
            <text:p>0.38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1.21" calcext:value-type="float">
            <text:p>2791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5" calcext:value-type="float">
            <text:p>0.585</text:p>
          </table:table-cell>
          <table:table-cell table:style-name="ce2" office:value-type="float" office:value="81690.61" calcext:value-type="float">
            <text:p>81690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.733" calcext:value-type="float">
            <text:p>9.73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4.22" calcext:value-type="float">
            <text:p>2794.2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22" calcext:value-type="float">
            <text:p>0.5822</text:p>
          </table:table-cell>
          <table:table-cell table:style-name="ce4" office:value-type="float" office:value="161000000000" calcext:value-type="float">
            <text:p>1.61E+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82" calcext:value-type="float">
            <text:p>2.8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71.28" calcext:value-type="float">
            <text:p>2771.28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2870000000000000" calcext:value-type="float">
            <text:p>2.87E+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74" calcext:value-type="float">
            <text:p>2.74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65.58" calcext:value-type="float">
            <text:p>6465.5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83" calcext:value-type="float">
            <text:p>0.6083</text:p>
          </table:table-cell>
          <table:table-cell table:style-name="ce2" office:value-type="float" office:value="10651722.68" calcext:value-type="float">
            <text:p>10651722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3.36" calcext:value-type="float">
            <text:p>23.36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7092.93" calcext:value-type="float">
            <text:p>7092.9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4" office:value-type="float" office:value="2.7E+023" calcext:value-type="float">
            <text:p>2.70E+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0.61" calcext:value-type="float">
            <text:p>20.61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39.05" calcext:value-type="float">
            <text:p>6539.0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08" calcext:value-type="float">
            <text:p>0.6008</text:p>
          </table:table-cell>
          <table:table-cell table:style-name="ce4" office:value-type="float" office:value="85900000000000" calcext:value-type="float">
            <text:p>8.59E+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48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06" calcext:value-type="float">
            <text:p>5.0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997.01" calcext:value-type="float">
            <text:p>8997.0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31000000000" calcext:value-type="float">
            <text:p>3.10E+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9.07" calcext:value-type="float">
            <text:p>19.07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245.37" calcext:value-type="float">
            <text:p>9245.3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71" calcext:value-type="float">
            <text:p>0.571</text:p>
          </table:table-cell>
          <table:table-cell table:style-name="ce4" office:value-type="float" office:value="1.3E+030" calcext:value-type="float">
            <text:p>1.30E+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2.34" calcext:value-type="float">
            <text:p>12.3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129.98" calcext:value-type="float">
            <text:p>9129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801" calcext:value-type="float">
            <text:p>0.5801</text:p>
          </table:table-cell>
          <table:table-cell table:style-name="ce4" office:value-type="float" office:value="128000000000" calcext:value-type="float">
            <text:p>1.28E+1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79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2"/>
          <table:table-cell office:value-type="string" calcext:value-type="string">
            <text:p>MEMORY EXCEEDED PROBLE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/>
          <table:table-cell office:value-type="string" calcext:value-type="string">
            <text:p>without preconditioning gmres, LM does not work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/>
          <table:table-cell table:style-name="ce2" table:number-columns-repeated="4"/>
          <table:table-cell table:style-name="ce4"/>
          <table:table-cell/>
          <table:table-cell office:value-type="string" calcext:value-type="string">
            <text:p>No of gmres iterations per LM iteration varies.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85" calcext:value-type="float">
            <text:p>15.85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5063.03" calcext:value-type="float">
            <text:p>15063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32" calcext:value-type="float">
            <text:p>0.5432</text:p>
          </table:table-cell>
          <table:table-cell table:style-name="ce4" office:value-type="float" office:value="3490000000000" calcext:value-type="float">
            <text:p>3.49E+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2:42.760206000</meta:creation-date>
    <dc:date>2019-07-04T22:10:43.088870754</dc:date>
    <meta:editing-duration>PT10H7M38S</meta:editing-duration>
    <meta:editing-cycles>24</meta:editing-cycles>
    <meta:generator>LibreOffice/6.1.6.3$Linux_X86_64 LibreOffice_project/10$Build-3</meta:generator>
    <meta:document-statistic meta:table-count="1" meta:cell-count="166" meta:object-count="0"/>
  </office:meta>
</office:document-meta>
</file>